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28cm" fo:margin-left="-0.016cm" fo:margin-right="0.787cm" table:align="margins"/>
    </style:style>
    <style:style style:name="Table17.A" style:family="table-column">
      <style:table-column-properties style:column-width="4.874cm" style:rel-column-width="19681*"/>
    </style:style>
    <style:style style:name="Table17.B" style:family="table-column">
      <style:table-column-properties style:column-width="3.307cm" style:rel-column-width="13356*"/>
    </style:style>
    <style:style style:name="Table17.C" style:family="table-column">
      <style:table-column-properties style:column-width="8.047cm" style:rel-column-width="3249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3" style:family="table-row">
      <style:table-row-properties style:min-row-height="2.517cm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Auxhead</text:h>
      <text:p text:style-name="Text_20_body"><draw:frame draw:style-name="fr1" draw:name="graphics1" text:anchor-type="paragraph" svg:width="10.744cm" svg:height="2.519cm" draw:z-index="0"><draw:image xlink:href="../images/auxhead.gif" xlink:type="simple" xlink:show="embed" xlink:actuate="onLoad"/></draw:frame>Auxhead and Auxheader</text:p>
      <text:p text:style-name="Standard"><draw:frame draw:style-name="fr1" draw:name="graphics3" text:anchor-type="paragraph" svg:width="16.349cm" svg:height="5.532cm" draw:z-index="1"><draw:image xlink:href="../images/auxhead-css.gif" xlink:type="simple" xlink:show="embed" xlink:actuate="onLoad" draw:filter-name="&lt;All formats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div.tree-head th, div.listbox-head th, div.grid-head th</text:span></text:p>
          </table:table-cell>
          <table:table-cell table:style-name="Table17.A2" office:value-type="string">
            <text:p text:style-name="P1">auxhead</text:p>
          </table:table-cell>
          <table:table-cell table:style-name="Table17.C2" office:value-type="string">
            <text:p text:style-name="P1"><text:span text:style-name="Source_20_Text">padding: 1px; </text:span></text:p>
            <text:p text:style-name="P1"><text:span text:style-name="Source_20_Text">background: #e0eaf7; border: 1px solid;</text:span></text:p>
            <text:p text:style-name="P1"><text:span text:style-name="Source_20_Text">border-color: #f8fbff #aca899 #aca899 #f8fbff;</text:span></text:p>
          </table:table-cell>
        </table:table-row>
        <table:table-row table:style-name="Table17.3">
          <table:table-cell table:style-name="Table17.A2" office:value-type="string">
            <text:p text:style-name="P1"><text:span text:style-name="Source_20_Text">div.head-cell-inner</text:span></text:p>
          </table:table-cell>
          <table:table-cell table:style-name="Table17.A2" office:value-type="string">
            <text:p text:style-name="P1">auxheader</text:p>
          </table:table-cell>
          <table:table-cell table:style-name="Table17.C2" office:value-type="string">
            <text:p text:style-name="P1"><text:span text:style-name="Source_20_Text">font-family: Tahoma, Arial, Helvetica, sans-serif;</text:span></text:p>
            <text:p text:style-name="P1"><text:span text:style-name="Source_20_Text">font-size: x-small; </text:span></text:p>
            <text:p text:style-name="P1"><text:span text:style-name="Source_20_Text">font-weight: normal; </text:span></text:p>
            <text:p text:style-name="P1"><text:span text:style-name="Source_20_Text">color: black;</text:span></text:p>
            <text:p text:style-name="P1"><text:span text:style-name="Source_20_Text">background: #e0eaf7; </text:span></text:p>
            <text:p text:style-name="P1"><text:span text:style-name="Source_20_Text">border: 1px solid #e0eaf7;</text:span></text:p>
            <text:p text:style-name="P1"><text:span text:style-name="Source_20_Text">text-decoration: none;</text:span></text:p>
          </table:table-cell>
        </table:table-row>
      </table:table>
      <text:p text:style-name="Standard"/>
      <text:p text:style-name="Heading_20_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1-10T10:28:37</meta:creation-date>
    <dc:date>2008-05-23T12:21:47</dc:date>
    <dc:language>en-US</dc:language>
    <meta:editing-cycles>28</meta:editing-cycles>
    <meta:editing-duration>PT1H50M1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9" meta:word-count="61" meta:character-count="429"/>
  </office:meta>
</office:document-meta>
</file>